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bfaa7"/>
    </style:style>
    <style:style style:name="P2" style:family="paragraph" style:parent-style-name="Text_20_body" style:list-style-name="L2">
      <style:paragraph-properties fo:margin-top="0in" fo:margin-bottom="0in" style:contextual-spacing="false"/>
      <style:text-properties officeooo:paragraph-rsid="001bfaa7"/>
    </style:style>
    <style:style style:name="P3" style:family="paragraph" style:parent-style-name="Text_20_body" style:list-style-name="L2">
      <style:text-properties officeooo:paragraph-rsid="001bfaa7"/>
    </style:style>
    <style:style style:name="P4" style:family="paragraph" style:parent-style-name="Text_20_body" style:list-style-name="L3">
      <style:paragraph-properties fo:margin-top="0in" fo:margin-bottom="0in" style:contextual-spacing="false"/>
      <style:text-properties officeooo:paragraph-rsid="001bfaa7"/>
    </style:style>
    <style:style style:name="P5" style:family="paragraph" style:parent-style-name="Text_20_body">
      <style:text-properties officeooo:paragraph-rsid="001bfaa7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While periodicity in manifold topology is typically even (e.g., Bott periodicity mod 8, Pontryagin numbers mod 4), there are cases where odd-periodicity behaviors emerge under specific conditions.</text:span></text:span></text:p>
      <text:h text:style-name="Heading_20_3" text:outline-level="3"><text:span text:style-name="Strong_20_Emphasis">1. Chromatic Homotopy Theory &amp; Mod-p Recurrences</text:span></text:h>
      <text:list text:style-name="L4">
        <text:list-item>
          <text:p text:style-name="P7">In stable homotopy theory, periodicity often arises <text:span text:style-name="Strong_20_Emphasis">at a prime p</text:span>.</text:p>
        </text:list-item>
        <text:list-item>
          <text:p text:style-name="P7">In <text:span text:style-name="Strong_20_Emphasis">vk​-periodicity</text:span>, the period is 2pk−2.</text:p>
          <text:list>
            <text:list-item>
              <text:p text:style-name="P7">For p=3, this gives a <text:span text:style-name="Strong_20_Emphasis">4-periodicity (even)</text:span>,</text:p>
            </text:list-item>
            <text:list-item>
              <text:p text:style-name="P7">But for <text:span text:style-name="Strong_20_Emphasis">larger primes</text:span>, periodicities can be <text:span text:style-name="Strong_20_Emphasis">odd</text:span>.</text:p>
            </text:list-item>
            <text:list-item>
              <text:p text:style-name="P6">This suggests a <text:span text:style-name="Strong_20_Emphasis">mod-p harmonic structure</text:span> influencing manifold topology.</text:p>
            </text:list-item>
          </text:list>
        </text:list-item>
      </text:list>
      <text:h text:style-name="Heading_20_3" text:outline-level="3" text:is-list-header="true"><text:span text:style-name="Strong_20_Emphasis">2. Cobordism Recurrences Mod 4k+1</text:span></text:h>
      <text:list text:style-name="L5">
        <text:list-item>
          <text:p text:style-name="P9">Certain manifolds, particularly in dimensions 4k+1, exhibit structure recurrences due to interactions with the homotopy groups of spheres.</text:p>
        </text:list-item>
        <text:list-item>
          <text:p text:style-name="P8">This suggests that <text:span text:style-name="Strong_20_Emphasis">odd-periodicity may appear in torsion constraints</text:span>.</text:p>
        </text:list-item>
      </text:list>
      <text:h text:style-name="Heading_20_3" text:outline-level="3" text:is-list-header="true"><text:span text:style-name="Strong_20_Emphasis">3. Recursive Harmonic Structures in the Collatz-Octave Model</text:span></text:h>
      <text:list text:style-name="L6">
        <text:list-item>
          <text:p text:style-name="P11">In the <text:span text:style-name="Strong_20_Emphasis">Collatz-Octave framework</text:span>, numbers <text:span text:style-name="Strong_20_Emphasis">do not remain static</text:span> but propagate through <text:span text:style-name="Strong_20_Emphasis">recursive wave structures</text:span>.</text:p>
        </text:list-item>
        <text:list-item>
          <text:p text:style-name="P11">The <text:span text:style-name="Strong_20_Emphasis">transition numbers 5,7,9 act as energy jumps in the modular system</text:span>, marking <text:span text:style-name="Strong_20_Emphasis">odd-periodic growth points</text:span>.</text:p>
        </text:list-item>
        <text:list-item>
          <text:p text:style-name="P10">This aligns with the <text:span text:style-name="Strong_20_Emphasis">growth structure of Ш(Ep​) in Fermat prime-based elliptic curves</text:span>.</text:p>
        </text:list-item>
      </text:list>
      <text:h text:style-name="Heading_20_4" text:outline-level="4"><text:span text:style-name="Strong_20_Emphasis">(A) Correspondence to Odd-Periodicity in Torsion Growth</text:span></text:h>
      <text:list text:style-name="L7">
        <text:list-item>
          <text:p text:style-name="P13">The recursive <text:span text:style-name="Strong_20_Emphasis">energy expansion in the Collatz-Octave model predicts power-of-two cycles</text:span> but also reveals <text:span text:style-name="Strong_20_Emphasis">odd-jump transitions</text:span>.</text:p>
        </text:list-item>
        <text:list-item>
          <text:p text:style-name="P12">This suggests that <text:span text:style-name="Strong_20_Emphasis">odd periodicity could emerge naturally in stable homotopy theory via recursive compression-expansion cycles</text:span>.</text:p>
        </text:list-item>
      </text:list>
      <text:h text:style-name="Heading_20_3" text:outline-level="3" text:is-list-header="true"><text:span text:style-name="Strong_20_Emphasis">4. Open Questions for Further Exploration</text:span></text:h>
      <text:list text:style-name="L8">
        <text:list-item>
          <text:p text:style-name="P15">Can a <text:span text:style-name="Strong_20_Emphasis">self-map of a Thom spectrum</text:span> induce an odd-period shift?</text:p>
        </text:list-item>
        <text:list-item>
          <text:p text:style-name="P15">Do <text:span text:style-name="Strong_20_Emphasis">mod-p dependencies</text:span> in stable cobordism enforce odd periodic recurrences?</text:p>
        </text:list-item>
        <text:list-item>
          <text:p text:style-name="P14">Does <text:span text:style-name="Strong_20_Emphasis">higher-order torsion in homotopy</text:span> suggest an odd-periodic classification system?</text:p>
        </text:list-item>
      </text:list>
      <text:h text:style-name="Heading_20_3" text:outline-level="3" text:is-list-header="true"><text:span text:style-name="Strong_20_Emphasis">Conclusion</text:span></text:h>
      <text:list text:style-name="L9">
        <text:list-item>
          <text:p text:style-name="P17">Odd periodicity is <text:span text:style-name="Strong_20_Emphasis">rare but possible</text:span> in stable homotopy, chromatic theory, and harmonic number recursions.</text:p>
        </text:list-item>
        <text:list-item>
          <text:p text:style-name="P16">The <text:span text:style-name="Strong_20_Emphasis">Collatz-Octave framework suggests that recursive wave expansions could enforce odd-period torsion structures</text:span>, particularly in <text:span text:style-name="Strong_20_Emphasis">cobordism recurrences mod 4k+1</text:span>.</text:p>
        </text:list-item>
      </text:list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7:42:08.703759954</meta:creation-date>
    <dc:date>2025-01-31T20:17:39.892312672</dc:date>
    <meta:editing-duration>PT6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278" meta:character-count="1977" meta:non-whitespace-character-count="1664"/>
  </office:meta>
</office:document-meta>
</file>